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22cc" officeooo:paragraph-rsid="000c22cc"/>
    </style:style>
    <style:style style:name="P2" style:family="paragraph" style:parent-style-name="Standard" style:list-style-name="L1">
      <style:text-properties officeooo:rsid="000d703b" officeooo:paragraph-rsid="000d703b"/>
    </style:style>
    <style:style style:name="P3" style:family="paragraph" style:parent-style-name="Standard" style:list-style-name="L1">
      <style:text-properties officeooo:rsid="000f4568" officeooo:paragraph-rsid="000f4568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1731048546882522" text:style-name="L1">
        <text:list-item>
          <text:p text:style-name="P1">Jquery</text:p>
          <text:list>
            <text:list-item>
              <text:p text:style-name="P1">keeps JS clean</text:p>
            </text:list-item>
            <text:list-item>
              <text:p text:style-name="P1">provide functions for manipulating the web page</text:p>
            </text:list-item>
          </text:list>
        </text:list-item>
        <text:list-item>
          <text:p text:style-name="P1">examples of things you can do with jQuery</text:p>
          <text:list>
            <text:list-item>
              <text:p text:style-name="P1">read DOM</text:p>
            </text:list-item>
            <text:list-item>
              <text:p text:style-name="P1">add/remove DOM elements</text:p>
            </text:list-item>
            <text:list-item>
              <text:p text:style-name="P1">modify contents of DOM</text:p>
            </text:list-item>
            <text:list-item>
              <text:p text:style-name="P1">run function when page loads</text:p>
            </text:list-item>
          </text:list>
        </text:list-item>
        <text:list-item>
          <text:p text:style-name="P2">can have multiple virtual pages</text:p>
          <text:list>
            <text:list-item>
              <text:p text:style-name="P2">create a div with type 'page'</text:p>
            </text:list-item>
            <text:list-item>
              <text:p text:style-name="P2">can navigate between virtual pages</text:p>
            </text:list-item>
          </text:list>
        </text:list-item>
        <text:list-item>
          <text:p text:style-name="P3">minimize network traffic (AJAX)</text:p>
          <text:list>
            <text:list-item>
              <text:p text:style-name="P3">very important on mobile devices to minimize data use</text:p>
            </text:list-item>
            <text:list-item>
              <text:p text:style-name="P3">minimize battery cinsumption</text:p>
            </text:list-item>
          </text:list>
        </text:list-item>
        <text:list-item>
          <text:p text:style-name="P3">pages are immediately responsive</text:p>
        </text:list-item>
        <text:list-item>
          <text:p text:style-name="P3">Where can you load data from?</text:p>
          <text:list>
            <text:list-item>
              <text:p text:style-name="P3"><text:span text:style-name="T1">Same origin policy</text:span> (only same server that html came from)</text:p>
            </text:list-item>
          </text:list>
        </text:list-item>
        <text:list-item>
          <text:p text:style-name="P3">XML is very wordy</text:p>
          <text:list>
            <text:list-item>
              <text:p text:style-name="P3">for mobile devices use JSON</text:p>
              <text:list>
                <text:list-item>
                  <text:p text:style-name="P3">much less bandwidth</text:p>
                </text:list-item>
              </text:list>
            </text:list-item>
          </text:list>
        </text:list-item>
        <text:list-item>
          <text:p text:style-name="P3">What if the server sends garbage</text:p>
          <text:list>
            <text:list-item>
              <text:p text:style-name="P3">provide ajax error handler</text:p>
            </text:list-item>
            <text:list-item>
              <text:p text:style-name="P3">try/catch</text:p>
            </text:list-item>
            <text:list-item>
              <text:p text:style-name="P3">catch exceptions</text:p>
            </text:list-item>
          </text:list>
        </text:list-item>
        <text:list-item>
          <text:p text:style-name="P3">send data to server as 'POST'</text:p>
          <text:list>
            <text:list-item>
              <text:p text:style-name="P3">GET is used for requests that do NOT modify server</text:p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5T23:40:55.351628933</meta:creation-date>
    <meta:generator>LibreOffice/4.1.3.2$Linux_X86_64 LibreOffice_project/410m0$Build-2</meta:generator>
    <dc:date>2014-04-06T00:27:21.029398163</dc:date>
    <meta:editing-duration>PT23M13S</meta:editing-duration>
    <meta:editing-cycles>3</meta:editing-cycles>
    <meta:document-statistic meta:table-count="0" meta:image-count="0" meta:object-count="0" meta:page-count="1" meta:paragraph-count="27" meta:word-count="153" meta:character-count="765" meta:non-whitespace-character-count="665"/>
  </office:meta>
</office:document-meta>
</file>